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te">
      <style:paragraph-properties fo:margin-top="0.0835in" fo:margin-bottom="0.139in" fo:orphans="2" fo:widows="2"/>
    </style:style>
    <style:style style:name="P2" style:family="paragraph" style:parent-style-name="code">
      <style:paragraph-properties fo:orphans="2" fo:widows="2"/>
    </style:style>
    <style:style style:name="P3" style:family="paragraph" style:parent-style-name="body-code">
      <style:paragraph-properties fo:orphans="2" fo:widows="2"/>
    </style:style>
    <style:style style:name="P4" style:family="paragraph" style:parent-style-name="body-code">
      <style:paragraph-properties fo:margin-top="0in" fo:margin-bottom="0.028in" style:line-height-at-least="0.1528in" fo:orphans="2" fo:widows="2"/>
      <style:text-properties fo:font-size="9pt" style:font-size-asian="9pt" style:font-size-complex="9pt"/>
    </style:style>
    <style:style style:name="P5" style:family="paragraph" style:parent-style-name="bullet">
      <style:paragraph-properties fo:margin-top="0in" fo:margin-bottom="0.0693in" fo:orphans="2" fo:widows="2"/>
    </style:style>
    <style:style style:name="P6" style:family="paragraph" style:parent-style-name="Standard">
      <style:paragraph-properties fo:margin-top="0in" fo:margin-bottom="0in" fo:orphans="2" fo:widows="2"/>
    </style:style>
    <style:style style:name="P7" style:family="paragraph" style:parent-style-name="Standard">
      <style:paragraph-properties fo:margin-top="0in" fo:margin-bottom="1in" style:line-height-at-least="0.139in" fo:orphans="2" fo:widows="2"/>
    </style:style>
    <style:style style:name="P8" style:family="paragraph" style:parent-style-name="Standard">
      <style:paragraph-properties fo:margin-top="0.1665in" fo:margin-bottom="0in" style:line-height-at-least="0.139in" fo:orphans="2" fo:widows="2" fo:keep-with-next="always"/>
    </style:style>
    <style:style style:name="P9" style:family="paragraph" style:parent-style-name="body">
      <style:paragraph-properties fo:orphans="2" fo:widows="2"/>
    </style:style>
    <style:style style:name="P10" style:family="paragraph" style:parent-style-name="Heading_20_1" style:master-page-name="Standard">
      <style:paragraph-properties fo:margin-top="0in" fo:margin-bottom="0in" fo:orphans="2" fo:widows="2" style:page-number="auto"/>
    </style:style>
    <style:style style:name="P11" style:family="paragraph" style:parent-style-name="sectionheading">
      <style:paragraph-properties fo:margin-top="0.0417in" fo:margin-bottom="0.0555in" fo:orphans="2" fo:widows="2"/>
    </style:style>
    <style:style style:name="P12" style:family="paragraph" style:parent-style-name="Heading_20_3">
      <style:paragraph-properties fo:margin-top="0.0417in" fo:margin-bottom="0.0693in" fo:orphans="2" fo:widows="2"/>
    </style:style>
    <style:style style:name="P13" style:family="paragraph" style:parent-style-name="Heading_20_2">
      <style:paragraph-properties fo:margin-top="0in" fo:margin-bottom="0.0972in" fo:orphans="2" fo:widows="2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fo:font-size="8.5pt" style:font-size-asian="8.5pt" style:font-size-complex="8.5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14" svg:width="6.4996in" svg:height="0.135in" svg:x="-0.5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14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14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14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14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14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14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14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14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14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14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14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14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14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text:h text:style-name="P10" text:outline-level="1"><text:bookmark text:name="R-1091549"/>Interface StateManager</text:h>
      <text:p text:style-name="P7"><draw:frame draw:style-name="fr1" draw:name="graphics1" text:anchor-type="as-char" svg:width="6.5in" svg:height="0.1346in" draw:z-index="14"><draw:image xlink:href="Pictures/20000007000025F9000000C9F0140E06.wmf" xlink:type="simple" xlink:show="embed" xlink:actuate="onLoad"/></draw:frame></text:p>
      <text:p text:style-name="P9">This chapter specifies the <text:span text:style-name="T1">StateManager</text:span> interface, which is responsible for managing the state of fields of persistence-capable classes in the JDO environment. </text:p>
      <text:p text:style-name="P1"><text:s/>NOTE: This interface is not intended to be used by application programmers. It is for use only by implementations. </text:p>
      <text:p text:style-name="P8"><draw:frame draw:style-name="fr1" draw:name="1" text:anchor-type="as-char" svg:width="2.7917in" svg:height="0.1346in" draw:z-index="0"><draw:image xlink:href="Pictures/2000000700000FB5000000C94FDA4EAC.wmf" xlink:type="simple" xlink:show="embed" xlink:actuate="onLoad"/></draw:frame></text:p>
      <text:h text:style-name="P13" text:outline-level="2">Overview</text:h>
      <text:p text:style-name="P9">A class that implements the JDO <text:span text:style-name="T1">StateManager</text:span> interface must be supplied by the JDO implementation. There is no user-visible behavior for this implementation; its only caller from the user’s perspective is the <text:span text:style-name="T1">PersistenceCapable</text:span> class.Goals</text:p>
      <text:p text:style-name="P9">This interface allows the JDO implementation to completely control the behavior of the <text:span text:style-name="T1">PersistenceCapable</text:span> classes under management. In particular, the implementation may choose to exploit the caching capabilities of <text:span text:style-name="T1">PersistenceCapable</text:span> or not.</text:p>
      <text:p text:style-name="P9">The architecture permits JDO implementations to have a singleton <text:span text:style-name="T1">StateManager</text:span> for all <text:span text:style-name="T1">PersistenceCapable</text:span> instances; a <text:span text:style-name="T1">StateManager</text:span> for all <text:span text:style-name="T1">PersistenceCapable</text:span> instances associated with a particular <text:span text:style-name="T1">PersistenceManager</text:span> or <text:span text:style-name="T1">PersistenceManagerFactory</text:span>; a <text:span text:style-name="T1">StateManager</text:span> for all <text:span text:style-name="T1">PersistenceCapable</text:span> instances of a particular class; or a <text:span text:style-name="T1">StateManager</text:span> for each <text:span text:style-name="T1">PersistenceCapable</text:span> instance. This list is not intended to be exhaustive, but simply to identify the cases that might be typical.</text:p>
      <text:h text:style-name="P11" text:outline-level="4"><text:tab/><text:tab/>Clone support</text:h>
      <text:p text:style-name="P9">Note that any of the methods in this interface might be called by a clone of a persistence-capable instance, and A21.2-1 [the implementation of <text:span text:style-name="T1">StateManager</text:span> must disconnect the clone upon detecting it. Disconnecting the clone requires setting the clone’s <text:span text:style-name="T1">jdoFlags</text:span> to <text:span text:style-name="T1">READ_WRITE_OK</text:span>; setting the clone’s <text:span text:style-name="T1">jdoStateManager</text:span> to <text:span text:style-name="T1">null</text:span>; and then returning from the method as if the clone were transient. For example, in response to <text:span text:style-name="T1">isLoaded</text:span>, the <text:span text:style-name="T1">StateManager</text:span> calls <text:span text:style-name="T1">clone.jdoReplaceFlags(READ_WRITE_OK); clone.jdoReplaceStateManager(null); return true</text:span>.]</text:p>
      <text:p text:style-name="P3">package javax.jdo.spi;</text:p>
      <text:p text:style-name="P3">public interface StateManager {</text:p>
      <text:p text:style-name="P8"><text:soft-page-break/><draw:frame draw:style-name="fr1" draw:name="2" text:anchor-type="as-char" svg:width="2.7917in" svg:height="0.1346in" draw:z-index="0"><draw:image xlink:href="Pictures/2000000700000FB5000000C94FDA4EAC.wmf" xlink:type="simple" xlink:show="embed" xlink:actuate="onLoad"/></draw:frame></text:p>
      <text:h text:style-name="P13" text:outline-level="2">StateManager Management</text:h>
      <text:p text:style-name="P9">The following methods provide for updating the corresponding <text:span text:style-name="T1">PersistenceCapable</text:span> fields. These methods are intended to be called only from the <text:span text:style-name="T1">PersistenceCapable</text:span> instance.</text:p>
      <text:p text:style-name="P9">It is possible for these methods to be called from a cloned instance of a persistent instance (between the time of the execution of <text:span text:style-name="T1">clone()</text:span> and the enhancer-generated reset of the <text:span text:style-name="T1">jdoStateManager</text:span> and <text:span text:style-name="T1">jdoFlags</text:span> fields). In this case, the <text:span text:style-name="T1">StateManager</text:span> is not managing the clone. A21.3-1 [The <text:span text:style-name="T1">StateManager</text:span> must detect this case and disconnect the clone from the <text:span text:style-name="T1">StateManager</text:span>. The end result of disconnecting is that the <text:span text:style-name="T1">jdoFlags</text:span> field is set to <text:span text:style-name="T1">READ_WRITE_OK</text:span> and the <text:span text:style-name="T1">jdoStateManager</text:span> field is set to <text:span text:style-name="T1">null</text:span>.]</text:p>
      <text:p text:style-name="P3">public StateManager replacingStateManager (PersistenceCapable pc, StateManager sm);</text:p>
      <text:p text:style-name="P9">When the current <text:span text:style-name="T1">StateManager</text:span> is not <text:span text:style-name="T1">null</text:span>, it should be the only caller of <text:span text:style-name="T1">PersistenceCapable.jdoReplaceStateManager</text:span>, which calls this method. This method should be called when the current <text:span text:style-name="T1">StateManager</text:span> wants to set the <text:span text:style-name="T1">jdoStateManager</text:span> field to <text:span text:style-name="T1">null</text:span> to transition the instance to transient.</text:p>
      <text:p text:style-name="P9">The <text:span text:style-name="T1">jdoFlags</text:span> are completely controlled by the <text:span text:style-name="T1">StateManager</text:span>. The meaning of the values are the following:</text:p>
      <text:p text:style-name="P3">0: READ_WRITE_OK</text:p>
      <text:p text:style-name="P3">any negative number: READ_OK</text:p>
      <text:p text:style-name="P3">1: LOAD_REQUIRED</text:p>
      <text:p text:style-name="P3">2: DETACHED</text:p>
      <text:p text:style-name="P3"/>
      <text:p text:style-name="P3"><text:span text:style-name="T3">A21.3-2 [</text:span>public byte replacingFlags(PersistenceCapable pc);</text:p>
      <text:p text:style-name="P9">This method is called by the <text:span text:style-name="T1">PersistenceCapable</text:span> in response to the <text:span text:style-name="T1">StateManager</text:span> calling <text:span text:style-name="T1">jdoReplaceFlags</text:span>. The <text:span text:style-name="T1">PersistenceCapable</text:span> will store the returned value into its <text:span text:style-name="T1">jdoFlags</text:span> field.]</text:p>
      <text:p text:style-name="P8"><draw:frame draw:style-name="fr1" draw:name="3" text:anchor-type="as-char" svg:width="2.7917in" svg:height="0.1346in" draw:z-index="0"><draw:image xlink:href="Pictures/2000000700000FB5000000C94FDA4EAC.wmf" xlink:type="simple" xlink:show="embed" xlink:actuate="onLoad"/></draw:frame></text:p>
      <text:h text:style-name="P13" text:outline-level="2">PersistenceManager Management</text:h>
      <text:p text:style-name="P9">A21.4-1 [The following method provides for getting the <text:span text:style-name="T1">PersistenceManager</text:span>. This method is intended to be called only from the <text:span text:style-name="T1">PersistenceCapable</text:span> instance.</text:p>
      <text:p text:style-name="P3">public PersistenceManager getPersistenceManager (PersistenceCapable pc);<text:span text:style-name="T3">]</text:span></text:p>
      <text:p text:style-name="P8"><draw:frame draw:style-name="fr1" draw:name="4" text:anchor-type="as-char" svg:width="2.7917in" svg:height="0.1346in" draw:z-index="0"><draw:image xlink:href="Pictures/2000000700000FB5000000C94FDA4EAC.wmf" xlink:type="simple" xlink:show="embed" xlink:actuate="onLoad"/></draw:frame></text:p>
      <text:h text:style-name="P13" text:outline-level="2">Dirty management</text:h>
      <text:p text:style-name="P9">A212.5-1 [The following methods provide for marking the <text:span text:style-name="T1">PersistenceCapable</text:span> instance dirty:</text:p>
      <text:p text:style-name="P3"><text:soft-page-break/>public void makeDirty (PersistenceCapable pc, String fieldName);</text:p>
      <text:p text:style-name="P2">] </text:p>
      <text:p text:style-name="P3">public void makeDirty (PersistenceCapable pc, int fieldNumber);</text:p>
      <text:p text:style-name="P8"><draw:frame draw:style-name="fr1" draw:name="5" text:anchor-type="as-char" svg:width="2.7917in" svg:height="0.1346in" draw:z-index="0"><draw:image xlink:href="Pictures/2000000700000FB5000000C94FDA4EAC.wmf" xlink:type="simple" xlink:show="embed" xlink:actuate="onLoad"/></draw:frame></text:p>
      <text:h text:style-name="P13" text:outline-level="2">State queries</text:h>
      <text:p text:style-name="P9">A21.6-1 [The following methods are delegated from the <text:span text:style-name="T1">PersistenceCapable</text:span> class, to implement the associated behavior of <text:span text:style-name="T1">PersistenceCapable</text:span>.</text:p>
      <text:p text:style-name="P3">public boolean isPersistent (PersistenceCapable pc);</text:p>
      <text:p text:style-name="P3">public boolean isTransactional (PersistenceCapable pc);</text:p>
      <text:p text:style-name="P3">public boolean isNew (PersistenceCapable pc);</text:p>
      <text:p text:style-name="P3">public boolean isDirty (PersistenceCapable pc);</text:p>
      <text:p text:style-name="P3">public boolean isDeleted (PersistenceCapable pc);<text:span text:style-name="T3">]</text:span></text:p>
      <text:p text:style-name="P8"><draw:frame draw:style-name="fr1" draw:name="6" text:anchor-type="as-char" svg:width="2.7917in" svg:height="0.1346in" draw:z-index="0"><draw:image xlink:href="Pictures/2000000700000FB5000000C94FDA4EAC.wmf" xlink:type="simple" xlink:show="embed" xlink:actuate="onLoad"/></draw:frame></text:p>
      <text:h text:style-name="P13" text:outline-level="2">JDO Identity</text:h>
      <text:p text:style-name="P3"><text:span text:style-name="T3">A21.7-1 [</text:span>public Object getObjectId (PersistenceCapable pc);</text:p>
      <text:p text:style-name="P9">This method returns the JDO identity of the instance.] </text:p>
      <text:p text:style-name="P3"><text:span text:style-name="T2">A21.7-2 [</text:span>public Object getTransactionalObjectId (PersistenceCapable pc);</text:p>
      <text:p text:style-name="P9">This method returns the transactional JDO identity of the instance. ]</text:p>
      <text:p text:style-name="P8"><draw:frame draw:style-name="fr1" draw:name="7" text:anchor-type="as-char" svg:width="2.7917in" svg:height="0.1346in" draw:z-index="0"><draw:image xlink:href="Pictures/2000000700000FB5000000C94FDA4EAC.wmf" xlink:type="simple" xlink:show="embed" xlink:actuate="onLoad"/></draw:frame></text:p>
      <text:h text:style-name="P13" text:outline-level="2">Serialization support</text:h>
      <text:p text:style-name="P3"><text:span text:style-name="T3">A21.8-1 [</text:span>public void preSerialize (PersistenceCapable pc);</text:p>
      <text:p text:style-name="P9">This method loads all non-transient persistent fields in the <text:span text:style-name="T1">PersistenceCapable</text:span> instance, as a precursor to serializing the instance. It is called by the generated <text:span text:style-name="T1">jdoPreSerialize()</text:span> method in the <text:span text:style-name="T1">PersistenceCapable</text:span> class.]</text:p>
      <text:p text:style-name="P8"><draw:frame draw:style-name="fr1" draw:name="8" text:anchor-type="as-char" svg:width="2.7917in" svg:height="0.1346in" draw:z-index="0"><draw:image xlink:href="Pictures/2000000700000FB5000000C94FDA4EAC.wmf" xlink:type="simple" xlink:show="embed" xlink:actuate="onLoad"/></draw:frame></text:p>
      <text:h text:style-name="P13" text:outline-level="2">Field Management</text:h>
      <text:p text:style-name="P9">The <text:span text:style-name="T1">StateManager</text:span> completely controls the behavior of the <text:span text:style-name="T1">PersistenceCapable</text:span> with regard to whether fields are loaded or not. Setting the value of the jdoFlags field in the <text:span text:style-name="T1">PersistenceCapable</text:span> directly affects the behavior of the <text:span text:style-name="T1">PersistenceCapable</text:span> with regard to fields in the default fetch group. </text:p>
      <text:p text:style-name="P5">•<text:tab/>The <text:span text:style-name="T1">StateManager</text:span> might choose to never cache any field values in the <text:span text:style-name="T1">PersistenceCapable</text:span>, but rather to retrieve the values upon request. A21.9-1 [To <text:soft-page-break/>implement this strategy, the <text:span text:style-name="T1">StateManager</text:span> will always use the <text:span text:style-name="T1">LOAD_REQUIRED</text:span> value for the <text:span text:style-name="T1">jdoFlags</text:span>, and will always return false to any call to <text:span text:style-name="T1">isLoaded</text:span>.]</text:p>
      <text:p text:style-name="P5">•<text:tab/>The <text:span text:style-name="T1">StateManager</text:span> might choose to selectively retrieve and cache field values in the <text:span text:style-name="T1">PersistenceCapable</text:span>. A21.9-2 [To implement this strategy, the <text:span text:style-name="T1">StateManager</text:span> will always use the <text:span text:style-name="T1">LOAD_REQUIRED</text:span> value for <text:span text:style-name="T1">jdoFlags</text:span>, and will return <text:span text:style-name="T1">true</text:span> to calls to <text:span text:style-name="T1">isLoaded</text:span> that refer to fields that are cached in the <text:span text:style-name="T1">PersistenceCapable</text:span>.] </text:p>
      <text:p text:style-name="P5">•<text:tab/>The <text:span text:style-name="T1">StateManager</text:span> might choose to retrieve at one time all field values for fields in the default fetch group, and to take advantage of the performance optimization in the <text:span text:style-name="T1">PersistenceCapable</text:span>. A21.9-3 [To implement this strategy, the <text:span text:style-name="T1">StateManager</text:span> will use the <text:span text:style-name="T1">LOAD_REQUIRED</text:span> value for <text:span text:style-name="T1">jdoFlags</text:span> only when the fields in the default fetch group are not cached. Once all of the fields in the default fetch group are cached in the <text:span text:style-name="T1">PersistenceCapable</text:span>, the <text:span text:style-name="T1">StateManager</text:span> will set the value of the <text:span text:style-name="T1">jdoFlags</text:span> to <text:span text:style-name="T1">READ_OK</text:span>.] This will probably be done during the call to <text:span text:style-name="T1">isLoaded</text:span> made for one of the fields in the default fetch group, and before returning <text:span text:style-name="T1">true</text:span> to the method, the <text:span text:style-name="T1">StateManager</text:span> will call <text:span text:style-name="T1">jdoReplaceFields</text:span> with the field numbers of all fields in the default fetch group, and will call <text:span text:style-name="T1">jdoReplaceFlags</text:span> to set <text:span text:style-name="T1">jdoFlags</text:span> to <text:span text:style-name="T1">READ_OK</text:span>.</text:p>
      <text:p text:style-name="P5">•<text:tab/>The <text:span text:style-name="T1">StateManager</text:span> might choose to manage updates of fields in the default fetch group individually. A21.9-4 [To implement this strategy, the <text:span text:style-name="T1">StateManager</text:span> will not use the <text:span text:style-name="T1">READ_WRITE_OK</text:span> value for <text:span text:style-name="T1">jdoFlags</text:span>. This will result in the <text:span text:style-name="T1">PersistenceCapable</text:span> always delegating to the <text:span text:style-name="T1">StateManager</text:span> for any change to any field.] In this way, the <text:span text:style-name="T1">StateManager</text:span> can reliably tell when any field changes, and can optimize the writing of data to the store.</text:p>
      <text:p text:style-name="P9">A21.9-5 [The following method is used by the <text:span text:style-name="T1">PersistenceCapable</text:span> to determine whether the value of the field is already cached in the <text:span text:style-name="T1">PersistenceCapable</text:span> instance.] If it is cached (perhaps during the execution of this method) then the value of the field is returned by the <text:span text:style-name="T1">PersistenceCapable</text:span> method without further calls to the <text:span text:style-name="T1">StateManager</text:span>.</text:p>
      <text:p text:style-name="P3">boolean isLoaded (PersistenceCapable pc, int field);<text:span text:style-name="T3">]</text:span></text:p>
      <text:h text:style-name="P12" text:outline-level="3">User-requested value of a field</text:h>
      <text:p text:style-name="P9">A21.9.1-1 [The following methods are used by the <text:span text:style-name="T1">PersistenceCapable</text:span> instance to inform the <text:span text:style-name="T1">StateManager</text:span> of a user-initiated request to access the value of a persistent field. </text:p>
      <text:p text:style-name="P9">The <text:span text:style-name="T1">pc</text:span> parameter is the instance of <text:span text:style-name="T1">PersistenceCapable</text:span> making the call; the <text:span text:style-name="T1">field</text:span> parameter is the field number of the field; and the <text:span text:style-name="T1">currentValue</text:span> parameter is the current value of the field in the instance.</text:p>
      <text:p text:style-name="P9">The current value of the field is passed as a parameter to allow the <text:span text:style-name="T1">StateManager</text:span> to cache values in the <text:span text:style-name="T1">PersistenceCapable</text:span>. If the value is cached in the <text:span text:style-name="T1">PersistenceCapable</text:span>, then the <text:span text:style-name="T1">StateManager</text:span> can simply return the current value provided with the method call. </text:p>
      <text:p text:style-name="P3">public boolean getBooleanField (PersistenceCapable pc, int field, boolean currentValue);</text:p>
      <text:p text:style-name="P3">public char getCharField (PersistenceCapable pc, int field, char currentValue);</text:p>
      <text:p text:style-name="P3"><text:soft-page-break/>public byte getByteField (PersistenceCapable pc, int field, byte currentValue);</text:p>
      <text:p text:style-name="P3">public short getShortField (PersistenceCapable pc, int field, short currentValue);</text:p>
      <text:p text:style-name="P3">public int getIntField (PersistenceCapable pc, int field, int currentValue);</text:p>
      <text:p text:style-name="P3">public long getLongField (PersistenceCapable pc, int field, long currentValue);</text:p>
      <text:p text:style-name="P3">public float getFloatField (PersistenceCapable pc, int field, float currentValue);</text:p>
      <text:p text:style-name="P3">public double getDoubleField (PersistenceCapable pc, int field, double currentValue);</text:p>
      <text:p text:style-name="P3">public String getStringField (PersistenceCapable pc, int field, String currentValue);</text:p>
      <text:p text:style-name="P3">public Object getObjectField (PersistenceCapable pc, int field, Object currentValue);<text:span text:style-name="T3">]</text:span></text:p>
      <text:h text:style-name="P12" text:outline-level="3">User-requested modification of a field</text:h>
      <text:p text:style-name="P9">A21.9.2-1 [The following methods are used by the <text:span text:style-name="T1">PersistenceCapable</text:span> instance to inform the <text:span text:style-name="T1">StateManager</text:span> of a user-initiated request to modify the value of a persistent field. </text:p>
      <text:p text:style-name="P9">The <text:span text:style-name="T1">pc</text:span> parameter is the instance of <text:span text:style-name="T1">PersistenceCapable</text:span> making the call; the <text:span text:style-name="T1">field</text:span> parameter is the field number of the field; the <text:span text:style-name="T1">currentValue</text:span> parameter is the current value of the field in the instance; and the <text:span text:style-name="T1">newValue</text:span> parameter is the value of the field given by the user method.</text:p>
      <text:p text:style-name="P3">public void setBooleanField (PersistenceCapable pc, int field, boolean currentValue, boolean newValue);</text:p>
      <text:p text:style-name="P3">public void setCharField (PersistenceCapable pc, int field, char currentValue, char newValue);</text:p>
      <text:p text:style-name="P3">public void setByteField (PersistenceCapable pc, int field, byte currentValue, byte newValue);</text:p>
      <text:p text:style-name="P3">public void setShortField (PersistenceCapable pc, int field, short currentValue, short newValue);</text:p>
      <text:p text:style-name="P3">public void setIntField (PersistenceCapable pc, int field, int currentValue, int newValue);</text:p>
      <text:p text:style-name="P3">public void setLongField (PersistenceCapable pc, int field, long currentValue, long newValue);</text:p>
      <text:p text:style-name="P3">public void setFloatField (PersistenceCapable pc, int field, float currentValue, float newValue);</text:p>
      <text:p text:style-name="P3">public void setDoubleField (PersistenceCapable pc, int field, double currentValue, double newValue);</text:p>
      <text:p text:style-name="P3"><text:soft-page-break/>public void setStringField (PersistenceCapable pc, int field, String currentValue, String newValue);</text:p>
      <text:p text:style-name="P3">public void setObjectField (PersistenceCapable pc, int field, Object currentValue, Object newValue);<text:span text:style-name="T3">]</text:span></text:p>
      <text:h text:style-name="P12" text:outline-level="3">StateManager-requested value of a field</text:h>
      <text:p text:style-name="P9">A21.9.3-1 [The following methods inform the <text:span text:style-name="T1">StateManager</text:span> of the value of a persistent field requested by the <text:span text:style-name="T1">StateManager</text:span>. </text:p>
      <text:p text:style-name="P9">The <text:span text:style-name="T1">pc</text:span> parameter is the instance of <text:span text:style-name="T1">PersistenceCapable</text:span> making the call; the <text:span text:style-name="T1">field</text:span> parameter is the field number of the field; and the <text:span text:style-name="T1">currentValue</text:span> parameter is the current value of the field in the instance.</text:p>
      <text:p text:style-name="P3">public void providedBooleanField (PersistenceCapable pc, int field, boolean currentValue);</text:p>
      <text:p text:style-name="P3">public void providedCharField (PersistenceCapable pc, int field, char currentValue);</text:p>
      <text:p text:style-name="P3">public void providedByteField (PersistenceCapable pc, int field, byte currentValue);</text:p>
      <text:p text:style-name="P3">public void providedShortField (PersistenceCapable pc, int field, short currentValue);</text:p>
      <text:p text:style-name="P3">public void providedIntField (PersistenceCapable pc, int field, int currentValue);</text:p>
      <text:p text:style-name="P3">public void providedLongField (PersistenceCapable pc, int field, long currentValue);</text:p>
      <text:p text:style-name="P3">public void providedFloatField (PersistenceCapable pc, int field, float currentValue);</text:p>
      <text:p text:style-name="P3">public void providedDoubleField (PersistenceCapable pc, int field, double currentValue);</text:p>
      <text:p text:style-name="P3">public void providedStringField (PersistenceCapable pc, int field, String currentValue);</text:p>
      <text:p text:style-name="P3">public void providedObjectField (PersistenceCapable pc, int field, Object currentValue);<text:span text:style-name="T3">]</text:span></text:p>
      <text:h text:style-name="P12" text:outline-level="3">StateManager-requested modification of a field</text:h>
      <text:p text:style-name="P9">A21.9.4-1 [The following methods ask the <text:span text:style-name="T1">StateManager</text:span> for the value of a persistent field requested to be modified by the <text:span text:style-name="T1">StateManager</text:span>. </text:p>
      <text:p text:style-name="P9">The <text:span text:style-name="T1">pc</text:span> parameter is the instance of <text:span text:style-name="T1">PersistenceCapable</text:span> making the call; and the <text:span text:style-name="T1">field</text:span> parameter is the field number of the field.</text:p>
      <text:p text:style-name="P4">public boolean replacingBooleanField (PersistenceCapable pc, int field);</text:p>
      <text:p text:style-name="P4">public char replacingCharField (PersistenceCapable pc, int field);</text:p>
      <text:p text:style-name="P4">public byte replacingByteField (PersistenceCapable pc, int field);</text:p>
      <text:p text:style-name="P4">public short replacingShortField (PersistenceCapable pc, int field);</text:p>
      <text:p text:style-name="P4">public int replacingIntField (PersistenceCapable pc, int field);</text:p>
      <text:p text:style-name="P4"><text:soft-page-break/>public long replacingLongField (PersistenceCapable pc, int field);</text:p>
      <text:p text:style-name="P4">public float replacingFloatField (PersistenceCapable pc, int field);</text:p>
      <text:p text:style-name="P4">public double replacingDoubleField (PersistenceCapable pc, int field);</text:p>
      <text:p text:style-name="P4">public String replacingStringField (PersistenceCapable pc, int field);</text:p>
      <text:p text:style-name="P4">public Object replacingObjectField (PersistenceCapable pc, int field);]</text:p>
      <text:p text:style-name="P8"><draw:frame draw:style-name="fr1" draw:name="9" text:anchor-type="as-char" svg:width="2.7917in" svg:height="0.1346in" draw:z-index="0"><draw:image xlink:href="Pictures/2000000700000FB5000000C94FDA4EAC.wmf" xlink:type="simple" xlink:show="embed" xlink:actuate="onLoad"/></draw:frame></text:p>
      <text:h text:style-name="P13" text:outline-level="2">Detached instance support</text:h>
      <text:p text:style-name="P3">public Object[] replacingDetachedState (</text:p>
      <text:p text:style-name="P3"><text:tab/>Detached pc, Object[] loaded);</text:p>
      <text:p text:style-name="P9">This method is called by a detachable instance in response to the <text:span text:style-name="T1">StateManager</text:span> calling replaceDetachedState. It provides the Detachable and the detached state to the <text:span text:style-name="T1">StateManager</text:span>.</text:p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24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2-06-24T16:05:31.70</meta:creation-date>
    <meta:editing-duration>PT44M58S</meta:editing-duration>
    <meta:generator>OpenOffice.org/3.4$Win32 OpenOffice.org_project/340m1$Build-9590</meta:generator>
    <dc:title>JDO_Chapter</dc:title>
    <dc:date>2012-06-30T16:18:41.75</dc:date>
    <meta:document-statistic meta:table-count="0" meta:image-count="10" meta:object-count="0" meta:page-count="7" meta:paragraph-count="121" meta:word-count="1749" meta:character-count="1294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